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019dd4" officeooo:paragraph-rsid="00019dd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break-before="page"/>
      <style:text-properties fo:font-size="14pt" fo:font-weight="bold" officeooo:rsid="000c24f1" officeooo:paragraph-rsid="000c24f1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c24f1" officeooo:paragraph-rsid="000c24f1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747a5" officeooo:paragraph-rsid="002747a5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42984" officeooo:paragraph-rsid="00042984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/>
      <style:text-properties fo:font-size="14pt" fo:font-weight="bold" officeooo:rsid="00042984" officeooo:paragraph-rsid="0004298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2pt" fo:font-weight="bold" officeooo:rsid="00019dd4" officeooo:paragraph-rsid="00019dd4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289f7" officeooo:paragraph-rsid="000289f7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42984" officeooo:paragraph-rsid="00042984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86b82" officeooo:paragraph-rsid="00086b82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0a53c3" officeooo:paragraph-rsid="000a53c3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c24f1" officeooo:paragraph-rsid="000c24f1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0e237f" officeooo:paragraph-rsid="000e237f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11294f" officeooo:paragraph-rsid="0011294f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1a7bb9" officeooo:paragraph-rsid="001a7bb9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1da6d9" officeooo:paragraph-rsid="001da6d9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230e53" officeooo:paragraph-rsid="00230e53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24ee6c" officeooo:paragraph-rsid="0024ee6c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14247c" officeooo:paragraph-rsid="0014247c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3554df" officeooo:paragraph-rsid="003554df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normal" officeooo:rsid="00019dd4" officeooo:paragraph-rsid="00019dd4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019dd4" officeooo:paragraph-rsid="002d72f6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0289f7" officeooo:paragraph-rsid="000289f7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03e862" officeooo:paragraph-rsid="0003e862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42984" officeooo:paragraph-rsid="00042984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061c3e" officeooo:paragraph-rsid="00061c3e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086b82" officeooo:paragraph-rsid="00086b82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089edd" officeooo:paragraph-rsid="00089edd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0c24f1" officeooo:paragraph-rsid="000c24f1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1294f" officeooo:paragraph-rsid="0011294f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14214" officeooo:paragraph-rsid="00114214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4247c" officeooo:paragraph-rsid="0014247c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14b0bf" officeooo:paragraph-rsid="0014b0bf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15c7ad" officeooo:paragraph-rsid="0015c7a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16e889" officeooo:paragraph-rsid="0016e889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1a7bb9" officeooo:paragraph-rsid="001a7bb9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1c3ab1" officeooo:paragraph-rsid="001c3ab1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1da6d9" officeooo:paragraph-rsid="001da6d9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1e7259" officeooo:paragraph-rsid="001e7259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1fe9ee" officeooo:paragraph-rsid="001fe9ee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230e53" officeooo:paragraph-rsid="00230e53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24ee6c" officeooo:paragraph-rsid="0024ee6c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258f3c" officeooo:paragraph-rsid="00258f3c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2747a5" officeooo:paragraph-rsid="002747a5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27ba9d" officeooo:paragraph-rsid="0027ba9d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298488" officeooo:paragraph-rsid="00298488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2d72f6" officeooo:paragraph-rsid="002d72f6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2f4dcf" officeooo:paragraph-rsid="002f4dcf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327ab0" officeooo:paragraph-rsid="00327ab0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337f63" officeooo:paragraph-rsid="00337f6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376c46" officeooo:paragraph-rsid="00376c46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39572c" officeooo:paragraph-rsid="0039572c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text-properties fo:font-size="12pt" fo:font-weight="normal" officeooo:rsid="00019dd4" officeooo:paragraph-rsid="00019dd4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text-properties fo:font-size="12pt" fo:font-weight="normal" officeooo:rsid="00019dd4" officeooo:paragraph-rsid="002d72f6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text-properties fo:font-size="12pt" fo:font-weight="normal" officeooo:rsid="00019dd4" officeooo:paragraph-rsid="00019dd4" style:font-size-asian="10.5pt" style:font-weight-asian="normal" style:font-size-complex="12pt" style:font-weight-complex="normal"/>
    </style:style>
    <style:style style:name="P56" style:family="paragraph" style:parent-style-name="Standard" style:list-style-name="L3">
      <style:text-properties fo:font-size="12pt" fo:font-weight="normal" officeooo:rsid="00019dd4" officeooo:paragraph-rsid="00019dd4" style:font-size-asian="10.5pt" style:font-weight-asian="normal" style:font-size-complex="12pt" style:font-weight-complex="normal"/>
    </style:style>
    <style:style style:name="P57" style:family="paragraph" style:parent-style-name="Standard" style:list-style-name="L3">
      <style:text-properties fo:font-size="12pt" fo:font-weight="normal" officeooo:rsid="000289f7" officeooo:paragraph-rsid="000289f7" style:font-size-asian="10.5pt" style:font-weight-asian="normal" style:font-size-complex="12pt" style:font-weight-complex="normal"/>
    </style:style>
    <style:style style:name="P58" style:family="paragraph" style:parent-style-name="Standard" style:list-style-name="L4">
      <style:text-properties fo:font-size="12pt" fo:font-weight="normal" officeooo:rsid="0003e862" officeooo:paragraph-rsid="0003e862" style:font-size-asian="10.5pt" style:font-weight-asian="normal" style:font-size-complex="12pt" style:font-weight-complex="normal"/>
    </style:style>
    <style:style style:name="P59" style:family="paragraph" style:parent-style-name="Standard" style:list-style-name="L5">
      <style:text-properties fo:font-size="12pt" fo:font-weight="normal" officeooo:rsid="00042984" officeooo:paragraph-rsid="00042984" style:font-size-asian="10.5pt" style:font-weight-asian="normal" style:font-size-complex="12pt" style:font-weight-complex="normal"/>
    </style:style>
    <style:style style:name="P60" style:family="paragraph" style:parent-style-name="Standard" style:list-style-name="L6">
      <style:text-properties fo:font-size="12pt" fo:font-weight="normal" officeooo:rsid="00042984" officeooo:paragraph-rsid="00042984" style:font-size-asian="10.5pt" style:font-weight-asian="normal" style:font-size-complex="12pt" style:font-weight-complex="normal"/>
    </style:style>
    <style:style style:name="P61" style:family="paragraph" style:parent-style-name="Standard" style:list-style-name="L5">
      <style:text-properties fo:font-size="12pt" fo:font-weight="normal" officeooo:rsid="00061c3e" officeooo:paragraph-rsid="00061c3e" style:font-size-asian="10.5pt" style:font-weight-asian="normal" style:font-size-complex="12pt" style:font-weight-complex="normal"/>
    </style:style>
    <style:style style:name="P62" style:family="paragraph" style:parent-style-name="Standard" style:list-style-name="L7">
      <style:text-properties fo:font-size="12pt" fo:font-weight="normal" officeooo:rsid="00061c3e" officeooo:paragraph-rsid="00061c3e" style:font-size-asian="10.5pt" style:font-weight-asian="normal" style:font-size-complex="12pt" style:font-weight-complex="normal"/>
    </style:style>
    <style:style style:name="P63" style:family="paragraph" style:parent-style-name="Standard" style:list-style-name="L8">
      <style:text-properties fo:font-size="12pt" fo:font-weight="normal" officeooo:rsid="00061c3e" officeooo:paragraph-rsid="00061c3e" style:font-size-asian="10.5pt" style:font-weight-asian="normal" style:font-size-complex="12pt" style:font-weight-complex="normal"/>
    </style:style>
    <style:style style:name="P64" style:family="paragraph" style:parent-style-name="Standard" style:list-style-name="L5">
      <style:text-properties fo:font-size="12pt" fo:font-weight="normal" officeooo:rsid="0027ba9d" officeooo:paragraph-rsid="0027ba9d" style:font-size-asian="10.5pt" style:font-weight-asian="normal" style:font-size-complex="12pt" style:font-weight-complex="normal"/>
    </style:style>
    <style:style style:name="P65" style:family="paragraph" style:parent-style-name="Standard" style:list-style-name="L31">
      <style:text-properties fo:font-size="12pt" fo:font-weight="normal" officeooo:rsid="0027ba9d" officeooo:paragraph-rsid="0027ba9d" style:font-size-asian="10.5pt" style:font-weight-asian="normal" style:font-size-complex="12pt" style:font-weight-complex="normal"/>
    </style:style>
    <style:style style:name="P66" style:family="paragraph" style:parent-style-name="Standard" style:list-style-name="L32">
      <style:text-properties fo:font-size="12pt" fo:font-weight="normal" officeooo:rsid="0027ba9d" officeooo:paragraph-rsid="0027ba9d" style:font-size-asian="10.5pt" style:font-weight-asian="normal" style:font-size-complex="12pt" style:font-weight-complex="normal"/>
    </style:style>
    <style:style style:name="P67" style:family="paragraph" style:parent-style-name="Standard" style:list-style-name="L33">
      <style:text-properties fo:font-size="12pt" fo:font-weight="normal" officeooo:rsid="0027ba9d" officeooo:paragraph-rsid="0027ba9d" style:font-size-asian="10.5pt" style:font-weight-asian="normal" style:font-size-complex="12pt" style:font-weight-complex="normal"/>
    </style:style>
    <style:style style:name="P68" style:family="paragraph" style:parent-style-name="Standard" style:list-style-name="L7">
      <style:text-properties fo:font-size="12pt" fo:font-weight="normal" officeooo:rsid="00066fad" officeooo:paragraph-rsid="00066fad" style:font-size-asian="10.5pt" style:font-weight-asian="normal" style:font-size-complex="12pt" style:font-weight-complex="normal"/>
    </style:style>
    <style:style style:name="P69" style:family="paragraph" style:parent-style-name="Standard" style:list-style-name="L8">
      <style:text-properties fo:font-size="12pt" fo:font-weight="normal" officeooo:rsid="00089edd" officeooo:paragraph-rsid="00089edd" style:font-size-asian="10.5pt" style:font-weight-asian="normal" style:font-size-complex="12pt" style:font-weight-complex="normal"/>
    </style:style>
    <style:style style:name="P70" style:family="paragraph" style:parent-style-name="Standard" style:list-style-name="L10">
      <style:text-properties fo:font-size="12pt" fo:font-weight="normal" officeooo:rsid="00089edd" officeooo:paragraph-rsid="00089edd" style:font-size-asian="10.5pt" style:font-weight-asian="normal" style:font-size-complex="12pt" style:font-weight-complex="normal"/>
    </style:style>
    <style:style style:name="P71" style:family="paragraph" style:parent-style-name="Standard" style:list-style-name="L11">
      <style:text-properties fo:font-size="12pt" fo:font-weight="normal" officeooo:rsid="00089edd" officeooo:paragraph-rsid="00089edd" style:font-size-asian="10.5pt" style:font-weight-asian="normal" style:font-size-complex="12pt" style:font-weight-complex="normal"/>
    </style:style>
    <style:style style:name="P72" style:family="paragraph" style:parent-style-name="Standard" style:list-style-name="L9">
      <style:text-properties fo:font-size="12pt" fo:font-weight="normal" officeooo:rsid="000a53c3" officeooo:paragraph-rsid="000a53c3" style:font-size-asian="10.5pt" style:font-weight-asian="normal" style:font-size-complex="12pt" style:font-weight-complex="normal"/>
    </style:style>
    <style:style style:name="P73" style:family="paragraph" style:parent-style-name="Standard" style:list-style-name="L10">
      <style:text-properties fo:font-size="12pt" fo:font-weight="normal" officeooo:rsid="00086b82" officeooo:paragraph-rsid="00086b82" style:font-size-asian="10.5pt" style:font-weight-asian="normal" style:font-size-complex="12pt" style:font-weight-complex="normal"/>
    </style:style>
    <style:style style:name="P74" style:family="paragraph" style:parent-style-name="Standard" style:list-style-name="L12">
      <style:text-properties fo:font-size="12pt" fo:font-weight="normal" officeooo:rsid="000c24f1" officeooo:paragraph-rsid="000c24f1" style:font-size-asian="10.5pt" style:font-weight-asian="normal" style:font-size-complex="12pt" style:font-weight-complex="normal"/>
    </style:style>
    <style:style style:name="P75" style:family="paragraph" style:parent-style-name="Standard" style:list-style-name="L13">
      <style:text-properties fo:font-size="12pt" fo:font-weight="normal" officeooo:rsid="000c24f1" officeooo:paragraph-rsid="000c24f1" style:font-size-asian="10.5pt" style:font-weight-asian="normal" style:font-size-complex="12pt" style:font-weight-complex="normal"/>
    </style:style>
    <style:style style:name="P76" style:family="paragraph" style:parent-style-name="Standard" style:list-style-name="L14">
      <style:text-properties fo:font-size="12pt" fo:font-weight="normal" officeooo:rsid="000c24f1" officeooo:paragraph-rsid="000c24f1" style:font-size-asian="10.5pt" style:font-weight-asian="normal" style:font-size-complex="12pt" style:font-weight-complex="normal"/>
    </style:style>
    <style:style style:name="P77" style:family="paragraph" style:parent-style-name="Standard" style:list-style-name="L15">
      <style:text-properties fo:font-size="12pt" fo:font-weight="normal" officeooo:rsid="000fc280" officeooo:paragraph-rsid="000fc280" style:font-size-asian="10.5pt" style:font-weight-asian="normal" style:font-size-complex="12pt" style:font-weight-complex="normal"/>
    </style:style>
    <style:style style:name="P78" style:family="paragraph" style:parent-style-name="Standard" style:list-style-name="L15">
      <style:text-properties fo:font-size="12pt" fo:font-weight="normal" officeooo:rsid="0011294f" officeooo:paragraph-rsid="0011294f" style:font-size-asian="10.5pt" style:font-weight-asian="normal" style:font-size-complex="12pt" style:font-weight-complex="normal"/>
    </style:style>
    <style:style style:name="P79" style:family="paragraph" style:parent-style-name="Standard" style:list-style-name="L16">
      <style:text-properties fo:font-size="12pt" fo:font-weight="normal" officeooo:rsid="0011294f" officeooo:paragraph-rsid="0011294f" style:font-size-asian="10.5pt" style:font-weight-asian="normal" style:font-size-complex="12pt" style:font-weight-complex="normal"/>
    </style:style>
    <style:style style:name="P80" style:family="paragraph" style:parent-style-name="Standard" style:list-style-name="L17">
      <style:text-properties fo:font-size="12pt" fo:font-weight="normal" officeooo:rsid="0011294f" officeooo:paragraph-rsid="0011294f" style:font-size-asian="10.5pt" style:font-weight-asian="normal" style:font-size-complex="12pt" style:font-weight-complex="normal"/>
    </style:style>
    <style:style style:name="P81" style:family="paragraph" style:parent-style-name="Standard" style:list-style-name="L17">
      <style:text-properties fo:font-size="12pt" fo:font-weight="normal" officeooo:rsid="00114214" officeooo:paragraph-rsid="00114214" style:font-size-asian="10.5pt" style:font-weight-asian="normal" style:font-size-complex="12pt" style:font-weight-complex="normal"/>
    </style:style>
    <style:style style:name="P82" style:family="paragraph" style:parent-style-name="Standard" style:list-style-name="L18">
      <style:text-properties fo:font-size="12pt" fo:font-weight="normal" officeooo:rsid="00114214" officeooo:paragraph-rsid="00114214" style:font-size-asian="10.5pt" style:font-weight-asian="normal" style:font-size-complex="12pt" style:font-weight-complex="normal"/>
    </style:style>
    <style:style style:name="P83" style:family="paragraph" style:parent-style-name="Standard" style:list-style-name="L18">
      <style:text-properties fo:font-size="12pt" fo:font-weight="normal" officeooo:rsid="0012dc2a" officeooo:paragraph-rsid="0012dc2a" style:font-size-asian="10.5pt" style:font-weight-asian="normal" style:font-size-complex="12pt" style:font-weight-complex="normal"/>
    </style:style>
    <style:style style:name="P84" style:family="paragraph" style:parent-style-name="Standard" style:list-style-name="L18">
      <style:text-properties fo:font-size="12pt" fo:font-weight="normal" officeooo:rsid="0014247c" officeooo:paragraph-rsid="0014247c" style:font-size-asian="10.5pt" style:font-weight-asian="normal" style:font-size-complex="12pt" style:font-weight-complex="normal"/>
    </style:style>
    <style:style style:name="P85" style:family="paragraph" style:parent-style-name="Standard" style:list-style-name="L19">
      <style:text-properties fo:font-size="12pt" fo:font-weight="normal" officeooo:rsid="0014247c" officeooo:paragraph-rsid="0014247c" style:font-size-asian="10.5pt" style:font-weight-asian="normal" style:font-size-complex="12pt" style:font-weight-complex="normal"/>
    </style:style>
    <style:style style:name="P86" style:family="paragraph" style:parent-style-name="Standard" style:list-style-name="L20">
      <style:text-properties fo:font-size="12pt" fo:font-weight="normal" officeooo:rsid="0014247c" officeooo:paragraph-rsid="0014247c" style:font-size-asian="10.5pt" style:font-weight-asian="normal" style:font-size-complex="12pt" style:font-weight-complex="normal"/>
    </style:style>
    <style:style style:name="P87" style:family="paragraph" style:parent-style-name="Standard" style:list-style-name="L20">
      <style:text-properties fo:font-size="12pt" fo:font-weight="normal" officeooo:rsid="0015c7ad" officeooo:paragraph-rsid="0015c7ad" style:font-size-asian="10.5pt" style:font-weight-asian="normal" style:font-size-complex="12pt" style:font-weight-complex="normal"/>
    </style:style>
    <style:style style:name="P88" style:family="paragraph" style:parent-style-name="Standard" style:list-style-name="L21">
      <style:text-properties fo:font-size="12pt" fo:font-weight="normal" officeooo:rsid="0015c7ad" officeooo:paragraph-rsid="0015c7ad" style:font-size-asian="10.5pt" style:font-weight-asian="normal" style:font-size-complex="12pt" style:font-weight-complex="normal"/>
    </style:style>
    <style:style style:name="P89" style:family="paragraph" style:parent-style-name="Standard" style:list-style-name="L20">
      <style:text-properties fo:font-size="12pt" fo:font-weight="normal" officeooo:rsid="0014b0bf" officeooo:paragraph-rsid="0014b0bf" style:font-size-asian="10.5pt" style:font-weight-asian="normal" style:font-size-complex="12pt" style:font-weight-complex="normal"/>
    </style:style>
    <style:style style:name="P90" style:family="paragraph" style:parent-style-name="Standard" style:list-style-name="L22">
      <style:text-properties fo:font-size="12pt" fo:font-weight="normal" officeooo:rsid="001732f5" officeooo:paragraph-rsid="001732f5" style:font-size-asian="10.5pt" style:font-weight-asian="normal" style:font-size-complex="12pt" style:font-weight-complex="normal"/>
    </style:style>
    <style:style style:name="P91" style:family="paragraph" style:parent-style-name="Standard" style:list-style-name="L22">
      <style:text-properties fo:font-size="12pt" fo:font-weight="normal" officeooo:rsid="001a7bb9" officeooo:paragraph-rsid="001a7bb9" style:font-size-asian="10.5pt" style:font-weight-asian="normal" style:font-size-complex="12pt" style:font-weight-complex="normal"/>
    </style:style>
    <style:style style:name="P92" style:family="paragraph" style:parent-style-name="Standard" style:list-style-name="L23">
      <style:text-properties fo:font-size="12pt" fo:font-weight="normal" officeooo:rsid="001a7bb9" officeooo:paragraph-rsid="001a7bb9" style:font-size-asian="10.5pt" style:font-weight-asian="normal" style:font-size-complex="12pt" style:font-weight-complex="normal"/>
    </style:style>
    <style:style style:name="P93" style:family="paragraph" style:parent-style-name="Standard" style:list-style-name="L24">
      <style:text-properties fo:font-size="12pt" fo:font-weight="normal" officeooo:rsid="001a7bb9" officeooo:paragraph-rsid="001a7bb9" style:font-size-asian="10.5pt" style:font-weight-asian="normal" style:font-size-complex="12pt" style:font-weight-complex="normal"/>
    </style:style>
    <style:style style:name="P94" style:family="paragraph" style:parent-style-name="Standard" style:list-style-name="L25">
      <style:text-properties fo:font-size="12pt" fo:font-weight="normal" officeooo:rsid="001a7bb9" officeooo:paragraph-rsid="001a7bb9" style:font-size-asian="10.5pt" style:font-weight-asian="normal" style:font-size-complex="12pt" style:font-weight-complex="normal"/>
    </style:style>
    <style:style style:name="P95" style:family="paragraph" style:parent-style-name="Standard" style:list-style-name="L26">
      <style:text-properties fo:font-size="12pt" fo:font-weight="normal" officeooo:rsid="001c3ab1" officeooo:paragraph-rsid="001c3ab1" style:font-size-asian="10.5pt" style:font-weight-asian="normal" style:font-size-complex="12pt" style:font-weight-complex="normal"/>
    </style:style>
    <style:style style:name="P96" style:family="paragraph" style:parent-style-name="Standard" style:list-style-name="L27">
      <style:text-properties fo:font-size="12pt" fo:font-weight="normal" officeooo:rsid="001da6d9" officeooo:paragraph-rsid="001da6d9" style:font-size-asian="10.5pt" style:font-weight-asian="normal" style:font-size-complex="12pt" style:font-weight-complex="normal"/>
    </style:style>
    <style:style style:name="P97" style:family="paragraph" style:parent-style-name="Standard" style:list-style-name="L27">
      <style:text-properties fo:font-size="12pt" fo:font-weight="normal" officeooo:rsid="001e7259" officeooo:paragraph-rsid="001e7259" style:font-size-asian="10.5pt" style:font-weight-asian="normal" style:font-size-complex="12pt" style:font-weight-complex="normal"/>
    </style:style>
    <style:style style:name="P98" style:family="paragraph" style:parent-style-name="Standard" style:list-style-name="L27">
      <style:text-properties fo:font-size="12pt" fo:font-weight="normal" officeooo:rsid="001fe9ee" officeooo:paragraph-rsid="001fe9ee" style:font-size-asian="10.5pt" style:font-weight-asian="normal" style:font-size-complex="12pt" style:font-weight-complex="normal"/>
    </style:style>
    <style:style style:name="P99" style:family="paragraph" style:parent-style-name="Standard" style:list-style-name="L28">
      <style:text-properties fo:font-size="12pt" fo:font-weight="normal" officeooo:rsid="0024ee6c" officeooo:paragraph-rsid="0024ee6c" style:font-size-asian="10.5pt" style:font-weight-asian="normal" style:font-size-complex="12pt" style:font-weight-complex="normal"/>
    </style:style>
    <style:style style:name="P100" style:family="paragraph" style:parent-style-name="Standard" style:list-style-name="L28">
      <style:text-properties fo:font-size="12pt" fo:font-weight="normal" officeooo:rsid="00258f3c" officeooo:paragraph-rsid="00258f3c" style:font-size-asian="10.5pt" style:font-weight-asian="normal" style:font-size-complex="12pt" style:font-weight-complex="normal"/>
    </style:style>
    <style:style style:name="P101" style:family="paragraph" style:parent-style-name="Standard" style:list-style-name="L29">
      <style:text-properties fo:font-size="12pt" fo:font-weight="normal" officeooo:rsid="00258f3c" officeooo:paragraph-rsid="00258f3c" style:font-size-asian="10.5pt" style:font-weight-asian="normal" style:font-size-complex="12pt" style:font-weight-complex="normal"/>
    </style:style>
    <style:style style:name="P102" style:family="paragraph" style:parent-style-name="Standard" style:list-style-name="L29">
      <style:text-properties fo:font-size="12pt" fo:font-weight="normal" officeooo:rsid="0026dae8" officeooo:paragraph-rsid="0026dae8" style:font-size-asian="10.5pt" style:font-weight-asian="normal" style:font-size-complex="12pt" style:font-weight-complex="normal"/>
    </style:style>
    <style:style style:name="P103" style:family="paragraph" style:parent-style-name="Standard" style:list-style-name="L30">
      <style:text-properties fo:font-size="12pt" fo:font-weight="normal" officeooo:rsid="00230e53" officeooo:paragraph-rsid="00230e53" style:font-size-asian="10.5pt" style:font-weight-asian="normal" style:font-size-complex="12pt" style:font-weight-complex="normal"/>
    </style:style>
    <style:style style:name="P104" style:family="paragraph" style:parent-style-name="Standard" style:list-style-name="L31">
      <style:text-properties fo:font-size="12pt" fo:font-weight="normal" officeooo:rsid="002747a5" officeooo:paragraph-rsid="002747a5" style:font-size-asian="10.5pt" style:font-weight-asian="normal" style:font-size-complex="12pt" style:font-weight-complex="normal"/>
    </style:style>
    <style:style style:name="P105" style:family="paragraph" style:parent-style-name="Standard" style:list-style-name="L33">
      <style:text-properties fo:font-size="12pt" fo:font-weight="normal" officeooo:rsid="00298488" officeooo:paragraph-rsid="00298488" style:font-size-asian="10.5pt" style:font-weight-asian="normal" style:font-size-complex="12pt" style:font-weight-complex="normal"/>
    </style:style>
    <style:style style:name="P106" style:family="paragraph" style:parent-style-name="Standard" style:list-style-name="L34">
      <style:text-properties fo:font-size="12pt" fo:font-weight="normal" officeooo:rsid="002d72f6" officeooo:paragraph-rsid="002d72f6" style:font-size-asian="10.5pt" style:font-weight-asian="normal" style:font-size-complex="12pt" style:font-weight-complex="normal"/>
    </style:style>
    <style:style style:name="P107" style:family="paragraph" style:parent-style-name="Standard" style:list-style-name="L35">
      <style:text-properties fo:font-size="12pt" fo:font-weight="normal" officeooo:rsid="002d72f6" officeooo:paragraph-rsid="002d72f6" style:font-size-asian="10.5pt" style:font-weight-asian="normal" style:font-size-complex="12pt" style:font-weight-complex="normal"/>
    </style:style>
    <style:style style:name="P108" style:family="paragraph" style:parent-style-name="Standard" style:list-style-name="L35">
      <style:text-properties fo:font-size="12pt" fo:font-weight="normal" officeooo:rsid="002d8789" officeooo:paragraph-rsid="002d8789" style:font-size-asian="10.5pt" style:font-weight-asian="normal" style:font-size-complex="12pt" style:font-weight-complex="normal"/>
    </style:style>
    <style:style style:name="P109" style:family="paragraph" style:parent-style-name="Standard" style:list-style-name="L35">
      <style:text-properties fo:font-size="12pt" fo:font-weight="normal" officeooo:rsid="002f4dcf" officeooo:paragraph-rsid="002f4dcf" style:font-size-asian="10.5pt" style:font-weight-asian="normal" style:font-size-complex="12pt" style:font-weight-complex="normal"/>
    </style:style>
    <style:style style:name="P110" style:family="paragraph" style:parent-style-name="Standard" style:list-style-name="L36">
      <style:text-properties fo:font-size="12pt" fo:font-weight="normal" officeooo:rsid="00327ab0" officeooo:paragraph-rsid="00327ab0" style:font-size-asian="10.5pt" style:font-weight-asian="normal" style:font-size-complex="12pt" style:font-weight-complex="normal"/>
    </style:style>
    <style:style style:name="P111" style:family="paragraph" style:parent-style-name="Standard" style:list-style-name="L37">
      <style:text-properties fo:font-size="12pt" fo:font-weight="normal" officeooo:rsid="0035d8b7" officeooo:paragraph-rsid="0035d8b7" style:font-size-asian="10.5pt" style:font-weight-asian="normal" style:font-size-complex="12pt" style:font-weight-complex="normal"/>
    </style:style>
    <style:style style:name="P112" style:family="paragraph" style:parent-style-name="Standard" style:list-style-name="L37">
      <style:text-properties fo:font-size="12pt" fo:font-weight="normal" officeooo:rsid="00376c46" officeooo:paragraph-rsid="00376c46" style:font-size-asian="10.5pt" style:font-weight-asian="normal" style:font-size-complex="12pt" style:font-weight-complex="normal"/>
    </style:style>
    <style:style style:name="P113" style:family="paragraph" style:parent-style-name="Standard" style:list-style-name="L38">
      <style:text-properties fo:font-size="12pt" fo:font-weight="normal" officeooo:rsid="0039572c" officeooo:paragraph-rsid="0039572c" style:font-size-asian="10.5pt" style:font-weight-asian="normal" style:font-size-complex="12pt" style:font-weight-complex="normal"/>
    </style:style>
    <style:style style:name="P114" style:family="paragraph" style:parent-style-name="Standard">
      <style:text-properties fo:font-size="12pt" fo:font-weight="normal" officeooo:rsid="0039572c" officeooo:paragraph-rsid="0039572c" style:font-size-asian="10.5pt" style:font-weight-asian="normal" style:font-size-complex="12pt" style:font-weight-complex="normal"/>
    </style:style>
    <style:style style:name="P115" style:family="paragraph" style:parent-style-name="Standard">
      <style:text-properties fo:font-size="12pt" fo:font-weight="normal" officeooo:rsid="003ade2c" officeooo:paragraph-rsid="003ade2c" style:font-size-asian="10.5pt" style:font-weight-asian="normal" style:font-size-complex="12pt" style:font-weight-complex="normal"/>
    </style:style>
    <style:style style:name="P116" style:family="paragraph" style:parent-style-name="Standard" style:list-style-name="L39">
      <style:text-properties fo:font-size="12pt" fo:font-weight="normal" officeooo:rsid="003ade2c" officeooo:paragraph-rsid="003ade2c" style:font-size-asian="10.5pt" style:font-weight-asian="normal" style:font-size-complex="12pt" style:font-weight-complex="normal"/>
    </style:style>
    <style:style style:name="P117" style:family="paragraph" style:parent-style-name="Standard" style:list-style-name="L39">
      <style:text-properties fo:font-size="12pt" fo:font-weight="normal" officeooo:rsid="003bf592" officeooo:paragraph-rsid="003bf592" style:font-size-asian="10.5pt" style:font-weight-asian="normal" style:font-size-complex="12pt" style:font-weight-complex="normal"/>
    </style:style>
    <style:style style:name="P118" style:family="paragraph" style:parent-style-name="Standard" style:list-style-name="L39">
      <style:text-properties fo:font-size="12pt" fo:font-weight="normal" officeooo:rsid="003cc2ea" officeooo:paragraph-rsid="003cc2ea" style:font-size-asian="10.5pt" style:font-weight-asian="normal" style:font-size-complex="12pt" style:font-weight-complex="normal"/>
    </style:style>
    <style:style style:name="P119" style:family="paragraph" style:parent-style-name="Standard">
      <style:text-properties fo:font-size="12pt" fo:font-weight="normal" officeooo:rsid="003df93c" officeooo:paragraph-rsid="003cc2ea" style:font-size-asian="10.5pt" style:font-weight-asian="normal" style:font-size-complex="12pt" style:font-weight-complex="normal"/>
    </style:style>
    <style:style style:name="P120" style:family="paragraph" style:parent-style-name="Standard">
      <style:text-properties fo:font-size="12pt" fo:font-weight="normal" officeooo:rsid="003df93c" officeooo:paragraph-rsid="003df93c" style:font-size-asian="10.5pt" style:font-weight-asian="normal" style:font-size-complex="12pt" style:font-weight-complex="normal"/>
    </style:style>
    <style:style style:name="P121" style:family="paragraph" style:parent-style-name="Standard" style:list-style-name="L40">
      <style:text-properties fo:font-size="12pt" fo:font-weight="normal" officeooo:rsid="003df93c" officeooo:paragraph-rsid="003df93c" style:font-size-asian="10.5pt" style:font-weight-asian="normal" style:font-size-complex="12pt" style:font-weight-complex="normal"/>
    </style:style>
    <style:style style:name="P122" style:family="paragraph" style:parent-style-name="Standard">
      <style:text-properties fo:font-size="12pt" fo:font-weight="normal" officeooo:rsid="003e9281" officeooo:paragraph-rsid="003e9281" style:font-size-asian="12pt" style:font-weight-asian="normal" style:font-size-complex="12pt" style:font-weight-complex="normal"/>
    </style:style>
    <style:style style:name="P123" style:family="paragraph" style:parent-style-name="Standard" style:list-style-name="L41">
      <style:text-properties fo:font-size="12pt" fo:font-weight="normal" officeooo:rsid="003e9281" officeooo:paragraph-rsid="003e9281" style:font-size-asian="12pt" style:font-weight-asian="normal" style:font-size-complex="12pt" style:font-weight-complex="normal"/>
    </style:style>
    <style:style style:name="P124" style:family="paragraph" style:parent-style-name="Standard" style:list-style-name="L43">
      <style:text-properties fo:font-size="12pt" fo:font-weight="normal" officeooo:rsid="003e9281" officeooo:paragraph-rsid="00400368" style:font-size-asian="12pt" style:font-weight-asian="normal" style:font-size-complex="12pt" style:font-weight-complex="normal"/>
    </style:style>
    <style:style style:name="P125" style:family="paragraph" style:parent-style-name="Standard" style:list-style-name="L42">
      <style:text-properties fo:font-size="12pt" fo:font-weight="normal" officeooo:rsid="00400368" officeooo:paragraph-rsid="00400368" style:font-size-asian="12pt" style:font-weight-asian="normal" style:font-size-complex="12pt" style:font-weight-complex="normal"/>
    </style:style>
    <style:style style:name="P126" style:family="paragraph" style:parent-style-name="Standard">
      <style:text-properties fo:font-size="12pt" fo:font-weight="normal" officeooo:rsid="00400368" officeooo:paragraph-rsid="00400368" style:font-size-asian="12pt" style:font-weight-asian="normal" style:font-size-complex="12pt" style:font-weight-complex="normal"/>
    </style:style>
    <style:style style:name="P127" style:family="paragraph" style:parent-style-name="Standard" style:list-style-name="L43">
      <style:text-properties fo:font-size="12pt" fo:font-weight="normal" officeooo:rsid="00400368" officeooo:paragraph-rsid="00400368" style:font-size-asian="12pt" style:font-weight-asian="normal" style:font-size-complex="12pt" style:font-weight-complex="normal"/>
    </style:style>
    <style:style style:name="P128" style:family="paragraph" style:parent-style-name="Standard" style:list-style-name="L42">
      <style:text-properties fo:font-size="12pt" fo:font-weight="normal" officeooo:rsid="0040913a" officeooo:paragraph-rsid="0040913a" style:font-size-asian="12pt" style:font-weight-asian="normal" style:font-size-complex="12pt" style:font-weight-complex="normal"/>
    </style:style>
    <style:style style:name="P129" style:family="paragraph" style:parent-style-name="Standard">
      <style:text-properties fo:font-size="12pt" fo:font-weight="normal" officeooo:rsid="0040913a" officeooo:paragraph-rsid="0040913a" style:font-size-asian="12pt" style:font-weight-asian="normal" style:font-size-complex="12pt" style:font-weight-complex="normal"/>
    </style:style>
    <style:style style:name="P130" style:family="paragraph" style:parent-style-name="Standard" style:list-style-name="L44">
      <style:text-properties fo:font-size="12pt" fo:font-weight="normal" officeooo:rsid="0041d36b" officeooo:paragraph-rsid="0041d36b" style:font-size-asian="12pt" style:font-weight-asian="normal" style:font-size-complex="12pt" style:font-weight-complex="normal"/>
    </style:style>
    <style:style style:name="P131" style:family="paragraph" style:parent-style-name="Standard" style:list-style-name="L44">
      <style:text-properties fo:font-size="12pt" fo:font-weight="normal" officeooo:rsid="0041d98c" officeooo:paragraph-rsid="0041d98c" style:font-size-asian="12pt" style:font-weight-asian="normal" style:font-size-complex="12pt" style:font-weight-complex="normal"/>
    </style:style>
    <style:style style:name="P132" style:family="paragraph" style:parent-style-name="Standard">
      <style:text-properties fo:font-size="12pt" fo:font-weight="normal" officeooo:rsid="0041d98c" officeooo:paragraph-rsid="0041d98c" style:font-size-asian="12pt" style:font-weight-asian="normal" style:font-size-complex="12pt" style:font-weight-complex="normal"/>
    </style:style>
    <style:style style:name="P133" style:family="paragraph" style:parent-style-name="Standard" style:list-style-name="L45">
      <style:text-properties fo:font-size="12pt" fo:font-weight="normal" officeooo:rsid="0041d98c" officeooo:paragraph-rsid="0041d98c" style:font-size-asian="12pt" style:font-weight-asian="normal" style:font-size-complex="12pt" style:font-weight-complex="normal"/>
    </style:style>
    <style:style style:name="P134" style:family="paragraph" style:parent-style-name="Standard" style:list-style-name="L47">
      <style:text-properties fo:font-size="12pt" fo:font-weight="normal" officeooo:rsid="0041d98c" officeooo:paragraph-rsid="0041d98c" style:font-size-asian="12pt" style:font-weight-asian="normal" style:font-size-complex="12pt" style:font-weight-complex="normal"/>
    </style:style>
    <style:style style:name="P135" style:family="paragraph" style:parent-style-name="Standard" style:list-style-name="L47">
      <style:text-properties fo:font-size="12pt" fo:font-weight="normal" officeooo:rsid="00426cd0" officeooo:paragraph-rsid="00426cd0" style:font-size-asian="12pt" style:font-weight-asian="normal" style:font-size-complex="12pt" style:font-weight-complex="normal"/>
    </style:style>
    <style:style style:name="P136" style:family="paragraph" style:parent-style-name="Standard">
      <style:text-properties fo:font-size="12pt" fo:font-weight="bold" officeooo:rsid="0041d98c" officeooo:paragraph-rsid="0041d98c" style:font-size-asian="12pt" style:font-weight-asian="bold" style:font-size-complex="12pt" style:font-weight-complex="bold"/>
    </style:style>
    <style:style style:name="P137" style:family="paragraph" style:parent-style-name="Standard" style:list-style-name="L2">
      <style:text-properties officeooo:rsid="00019dd4" officeooo:paragraph-rsid="00019dd4"/>
    </style:style>
    <style:style style:name="P138" style:family="paragraph" style:parent-style-name="Standard" style:list-style-name="L2">
      <style:text-properties officeooo:rsid="000a53c3" officeooo:paragraph-rsid="000a53c3"/>
    </style:style>
    <style:style style:name="P139" style:family="paragraph" style:parent-style-name="Standard">
      <style:text-properties fo:font-size="14pt" fo:font-weight="bold" officeooo:rsid="003e9281" officeooo:paragraph-rsid="003e9281" style:font-size-asian="12.25pt" style:font-weight-asian="bold" style:font-size-complex="14pt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19dd4" style:font-size-asian="10.5pt" style:font-weight-asian="normal" style:font-size-complex="12pt" style:font-weight-complex="normal"/>
    </style:style>
    <style:style style:name="T3" style:family="text">
      <style:text-properties officeooo:rsid="000289f7"/>
    </style:style>
    <style:style style:name="T4" style:family="text">
      <style:text-properties officeooo:rsid="00061c3e"/>
    </style:style>
    <style:style style:name="T5" style:family="text">
      <style:text-properties officeooo:rsid="000c24f1"/>
    </style:style>
    <style:style style:name="T6" style:family="text">
      <style:text-properties officeooo:rsid="000e237f"/>
    </style:style>
    <style:style style:name="T7" style:family="text">
      <style:text-properties officeooo:rsid="0011294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1294f" style:font-weight-asian="bold" style:font-weight-complex="bold"/>
    </style:style>
    <style:style style:name="T10" style:family="text">
      <style:text-properties officeooo:rsid="0014b0bf"/>
    </style:style>
    <style:style style:name="T11" style:family="text">
      <style:text-properties officeooo:rsid="00187447"/>
    </style:style>
    <style:style style:name="T12" style:family="text">
      <style:text-properties officeooo:rsid="001a0fc6"/>
    </style:style>
    <style:style style:name="T13" style:family="text">
      <style:text-properties officeooo:rsid="001fe9ee"/>
    </style:style>
    <style:style style:name="T14" style:family="text">
      <style:text-properties officeooo:rsid="002d72f6"/>
    </style:style>
    <style:style style:name="T15" style:family="text">
      <style:text-properties officeooo:rsid="002d8789"/>
    </style:style>
    <style:style style:name="T16" style:family="text">
      <style:text-properties officeooo:rsid="003bf592"/>
    </style:style>
    <style:style style:name="T17" style:family="text">
      <style:text-properties officeooo:rsid="0040913a"/>
    </style:style>
    <style:style style:name="T18" style:family="text">
      <style:text-properties style:text-line-through-style="solid" style:text-line-through-type="single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officeooo:rsid="0042e035"/>
    </style:style>
    <style:style style:name="T21" style:family="text">
      <style:text-properties officeooo:rsid="0042e03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M Kurs Agenda</text:p>
      <text:p text:style-name="P1"/>
      <text:list xml:id="list2706428255" text:style-name="L1">
        <text:list-item>
          <text:p text:style-name="P53">Vorstellrunde</text:p>
        </text:list-item>
        <text:list-item>
          <text:p text:style-name="P53">Erklären der Agenda</text:p>
        </text:list-item>
        <text:list-item>
          <text:p text:style-name="P53">Softwareumgebung</text:p>
        </text:list-item>
        <text:list-item>
          <text:p text:style-name="P53">Prepreprocessing</text:p>
        </text:list-item>
        <text:list-item>
          <text:p text:style-name="P54">Preprocessing</text:p>
        </text:list-item>
        <text:list-item>
          <text:p text:style-name="P54">Firstleve<text:span text:style-name="T14">l</text:span></text:p>
        </text:list-item>
        <text:list-item>
          <text:p text:style-name="P54">Secondlevel</text:p>
        </text:list-item>
      </text:list>
      <text:p text:style-name="P22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6">Vorgeplänkel:</text:p>
      <text:p text:style-name="P5"/>
      <text:p text:style-name="P7">Vorstellrunde:</text:p>
      <text:p text:style-name="P7"/>
      <text:list xml:id="list511978425" text:style-name="L2">
        <text:list-item>
          <text:p text:style-name="P137"><text:span text:style-name="T2">W</text:span><text:span text:style-name="T1">er bin ich, warum bin ich qualifiziert, SPM zu unterrichten</text:span></text:p>
        </text:list-item>
        <text:list-item>
          <text:p text:style-name="P55">Wer hat wie viel Erfahrung mit fMRT-Analysen, MATLAB, Programmieren im Allgemeinen und Statistik</text:p>
        </text:list-item>
        <text:list-item>
          <text:p text:style-name="P138"><text:span text:style-name="T2">F</text:span><text:span text:style-name="T1">ragen bitte gerne jederzeit</text:span></text:p>
        </text:list-item>
      </text:list>
      <text:p text:style-name="P21"/>
      <text:p text:style-name="P7">Erklären der Agenda:</text:p>
      <text:p text:style-name="P7"/>
      <text:list xml:id="list3985099403" text:style-name="L3">
        <text:list-item>
          <text:p text:style-name="P56">Was ist das Programm? Was wird gelernt?</text:p>
        </text:list-item>
        <text:list-item>
          <text:p text:style-name="P56">Der ganze Weg von DICOM-Bildern bis zum Secondlevel</text:p>
        </text:list-item>
        <text:list-item>
          <text:p text:style-name="P56">Prepreprocessing, Preprocessing, <text:span text:style-name="T3">Firstlevel-Analyse, Secondlevel-Analyse</text:span></text:p>
        </text:list-item>
        <text:list-item>
          <text:p text:style-name="P57">Batch-Editor und Skripten plus custom MATLAB Funktionen</text:p>
        </text:list-item>
        <text:list-item>
          <text:p text:style-name="P57">Idealerweise template erstellen mit dem Batch-Editor und Skripte basteln auf Basis davon</text:p>
        </text:list-item>
        <text:list-item>
          <text:p text:style-name="P57">Gibt auch fertige Skripte, die bekommen die Teilnehmer am Ende, wenn wir nicht fertig werden</text:p>
        </text:list-item>
      </text:list>
      <text:p text:style-name="P23"/>
      <text:p text:style-name="P8">Softwareumgebung:</text:p>
      <text:p text:style-name="P8"/>
      <text:list xml:id="list1685729943" text:style-name="L4">
        <text:list-item>
          <text:p text:style-name="P58">MATLAB aufmachen:</text:p>
          <text:list>
            <text:list-item>
              <text:p text:style-name="P58">Command window</text:p>
            </text:list-item>
            <text:list-item>
              <text:p text:style-name="P58">Editor</text:p>
            </text:list-item>
            <text:list-item>
              <text:p text:style-name="P58">Kram an der Seite: Workspace, File Browser</text:p>
            </text:list-item>
          </text:list>
        </text:list-item>
        <text:list-item>
          <text:p text:style-name="P58">SPM aufmachen:</text:p>
          <text:list>
            <text:list-item>
              <text:p text:style-name="P58">‘spm fmri’</text:p>
            </text:list-item>
            <text:list-item>
              <text:p text:style-name="P58">Fenster erklären: </text:p>
              <text:list>
                <text:list-item>
                  <text:p text:style-name="P58">Graphics für Plots</text:p>
                </text:list-item>
                <text:list-item>
                  <text:p text:style-name="P58">Fortschrittsfenster für Prozesse</text:p>
                </text:list-item>
                <text:list-item>
                  <text:p text:style-name="P58">Menü zum Starten von Anwendungen wie z.b. Batch</text:p>
                </text:list-item>
              </text:list>
            </text:list-item>
            <text:list-item>
              <text:p text:style-name="P58">GUI vs. Skripte: SPM ist NICHT die Fenster, die aufgehen und kann bzw. sollte geskriptet werden.</text:p>
            </text:list-item>
            <text:list-item>
              <text:p text:style-name="P58">Rückwärtskompatibilität: Nicht zwischen SPM-Versionen wechseln während der Analyse einer Studie</text:p>
            </text:list-item>
          </text:list>
        </text:list-item>
      </text:list>
      <text:p text:style-name="P24"/>
      <text:p text:style-name="P9">Datenstruktur </text:p>
      <text:p text:style-name="P9"/>
      <text:list xml:id="list1467103497" text:style-name="L5">
        <text:list-item>
          <text:p text:style-name="P59">Daten aus verschiedenen Studien für verschiedene Schritte aus Datenschutzgründen. Aber sollte kein Problem darstellen für das Verständnis.</text:p>
        </text:list-item>
        <text:list-item>
          <text:p text:style-name="P59">Zu Ordner navigieren (entweder mit File Manager oder MATLAB. Zweiteres gut als Übung mit cd, pwd, ls)</text:p>
        </text:list-item>
        <text:list-item>
          <text:p text:style-name="P59">3 Ordner: </text:p>
          <text:list>
            <text:list-item>
              <text:p text:style-name="P59">Preprocessing: DICOM Bilder</text:p>
            </text:list-item>
            <text:list-item>
              <text:p text:style-name="P59">First_Level: Vorverarbeitete NIFTIs, output von firstlevel analyse</text:p>
            </text:list-item>
            <text:list-item>
              <text:p text:style-name="P59">Second_Level: Con-images, output von firstlevel analyse</text:p>
            </text:list-item>
          </text:list>
        </text:list-item>
        <text:list-item>
          <text:p text:style-name="P61"><text:soft-page-break/>Backup erstellen</text:p>
        </text:list-item>
        <text:list-item>
          <text:p text:style-name="P64">Bilder aus verschiedenen Stufen</text:p>
        </text:list-item>
      </text:list>
      <text:p text:style-name="P25"/>
      <text:p text:style-name="P5">Prepreprocessing: </text:p>
      <text:p text:style-name="P5"/>
      <text:p text:style-name="P9">Mini-Exkurs Batch Editor</text:p>
      <text:p text:style-name="P9"/>
      <text:list xml:id="list3645068934" text:style-name="L6">
        <text:list-item>
          <text:p text:style-name="P60">GUI, um Analyse-Pipeline zusammenzuklicken</text:p>
        </text:list-item>
        <text:list-item>
          <text:p text:style-name="P60">Prepreprocessing, Preprocessing, Firstlevel, Secondlevel</text:p>
        </text:list-item>
        <text:list-item>
          <text:p text:style-name="P60">Theoretisch kann man komplette Analyse als einzelnen Batch erstellen</text:p>
        </text:list-item>
        <text:list-item>
          <text:p text:style-name="P60">Batch = Jobbeschreibung für SPM</text:p>
        </text:list-item>
        <text:list-item>
          <text:p text:style-name="P60">Links: Liste der verschiedenen Module (z.b. DICOM Import)</text:p>
        </text:list-item>
        <text:list-item>
          <text:p text:style-name="P60">Rechts: Optionen für das aktuell gewählte Modul</text:p>
        </text:list-item>
        <text:list-item>
          <text:p text:style-name="P60">Batche lassen sich speichern und <text:span text:style-name="T4">laden, es lässt sich Code ausgeben</text:span></text:p>
        </text:list-item>
        <text:list-item>
          <text:p text:style-name="P60">Gut um den “Rohbau” an Code zu bekommen, aus dem man sich <text:span text:style-name="T4">Skripte bastelt</text:span></text:p>
        </text:list-item>
      </text:list>
      <text:p text:style-name="P25"/>
      <text:p text:style-name="P9">DICOM Import</text:p>
      <text:p text:style-name="P9"/>
      <text:p text:style-name="P26">Aus dem Batch editor:</text:p>
      <text:p text:style-name="P9"/>
      <text:list xml:id="list1841105327" text:style-name="L7">
        <text:list-item>
          <text:p text:style-name="P62">SPM → Util → Import → DICOM Import</text:p>
        </text:list-item>
        <text:list-item>
          <text:p text:style-name="P62">DICOM files: Auswahl der files, Filter mit regular expression ansprechen und das Fenster für die Fileauswahl erklären</text:p>
        </text:list-item>
        <text:list-item>
          <text:p text:style-name="P62">Directory structure: Lässt sich flexibler aus MATLAB heraus machen</text:p>
        </text:list-item>
        <text:list-item>
          <text:p text:style-name="P62">Output directory: Vorher erstellen, dann hier auswählen</text:p>
        </text:list-item>
        <text:list-item>
          <text:p text:style-name="P62">Den Rest kann man so lassen</text:p>
        </text:list-item>
        <text:list-item>
          <text:p text:style-name="P68">Als zweiten Schritt die DICOMs löschen</text:p>
        </text:list-item>
        <text:list-item>
          <text:p text:style-name="P62">Batch erstellen, speichern und laufen lassen</text:p>
        </text:list-item>
      </text:list>
      <text:p text:style-name="P9"/>
      <text:p text:style-name="P26">Als Skript:</text:p>
      <text:p text:style-name="P26"/>
      <text:list xml:id="list1703405691" text:style-name="L8">
        <text:list-item>
          <text:p text:style-name="P63">MATLAB code ausgeben lassen: View → Show .m Code</text:p>
        </text:list-item>
        <text:list-item>
          <text:p text:style-name="P63">Kopieren und in neues Skript dicom_import.m </text:p>
        </text:list-item>
        <text:list-item>
          <text:p text:style-name="P69">Drumherum code schreiben, dass automatisch die richtigen files und so geladen werden</text:p>
        </text:list-item>
      </text:list>
      <text:p text:style-name="P26"/>
      <text:p text:style-name="P11"/>
      <text:p text:style-name="P11"><text:span text:style-name="T5">Mini-</text:span>Exkurs: Bilder anschauen</text:p>
      <text:p text:style-name="P11"/>
      <text:list xml:id="list859300293" text:style-name="L9">
        <text:list-item>
          <text:p text:style-name="P72">2 Möglichkeiten</text:p>
          <text:list>
            <text:list-item>
              <text:p text:style-name="P72">Check Reg um mehrere Bilder zu vergleichen</text:p>
            </text:list-item>
            <text:list-item>
              <text:p text:style-name="P72">Display für einzelne Bilder, mehr Informationen</text:p>
            </text:list-item>
            <text:list-item>
              <text:p text:style-name="P72">Beide mal ausprobieren lassen mit EPI vs. T1</text:p>
            </text:list-item>
          </text:list>
        </text:list-item>
      </text:list>
      <text:p text:style-name="P11"/>
      <text:p text:style-name="P10"/>
      <text:p text:style-name="P10">4D conversion</text:p>
      <text:p text:style-name="P10"/>
      <text:p text:style-name="P27"><text:soft-page-break/>Aus dem Batch Editor:</text:p>
      <text:p text:style-name="P27"/>
      <text:list xml:id="list3955007208" text:style-name="L10">
        <text:list-item>
          <text:p text:style-name="P73">SPM → Util → 4D to 3D File Conversion</text:p>
        </text:list-item>
        <text:list-item>
          <text:p text:style-name="P73">3D Volumes: Auswahl aller niftis aus run 1</text:p>
        </text:list-item>
        <text:list-item>
          <text:p text:style-name="P73">Output Filename: Whatever, ändern wir eh im Skript. Aber 4D ist nicht so schlecht</text:p>
        </text:list-item>
        <text:list-item>
          <text:p text:style-name="P70">Für run2 und run3 wiederholen </text:p>
        </text:list-item>
        <text:list-item>
          <text:p text:style-name="P70">4D Niftis löschen, entweder auch als batch oder irgendwie anders</text:p>
        </text:list-item>
        <text:list-item>
          <text:p text:style-name="P70">speichern und laufen lassen</text:p>
        </text:list-item>
      </text:list>
      <text:p text:style-name="P28"/>
      <text:p text:style-name="P28">Als Skript:</text:p>
      <text:p text:style-name="P28"/>
      <text:list xml:id="list4246316571" text:style-name="L11">
        <text:list-item>
          <text:p text:style-name="P71">View → Show .m code</text:p>
        </text:list-item>
        <text:list-item>
          <text:p text:style-name="P71">Kopieren und in neues Skript merge_to_4D einfügen</text:p>
        </text:list-item>
        <text:list-item>
          <text:p text:style-name="P71">Drumherum code schreiben, dass automatisch die richtigen files und so geladen werden</text:p>
        </text:list-item>
        <text:list-item>
          <text:p text:style-name="P71">Außerdem die 3D niftis löschen</text:p>
        </text:list-item>
      </text:list>
      <text:p text:style-name="P9"/>
      <text:p text:style-name="P12">Mini-Exkurs Bilder anschauen Frameauswahl</text:p>
      <text:p text:style-name="P12"/>
      <text:list xml:id="list363923497" text:style-name="L12">
        <text:list-item>
          <text:p text:style-name="P74">Im SPM Menü Check Reg klicken</text:p>
        </text:list-item>
        <text:list-item>
          <text:p text:style-name="P74">In run1 Ordner gehen</text:p>
        </text:list-item>
        <text:list-item>
          <text:p text:style-name="P74">Bei Frames ‘inf’ eingeben, um die einzelnen Frames zu sehen</text:p>
        </text:list-item>
        <text:list-item>
          <text:p text:style-name="P74">Zum Vergleich T1 Bild dazu</text:p>
        </text:list-item>
        <text:list-item>
          <text:p text:style-name="P74">Erwähnen, dass man Origin versetzen kann</text:p>
        </text:list-item>
        <text:list-item>
          <text:p text:style-name="P74">T1 in Display öffnen, um mehr Info zu zeigen und auf Origin hinweisen</text:p>
        </text:list-item>
      </text:list>
      <text:p text:style-name="P29"/>
      <text:p text:style-name="P12">Zusammenfassung Prepreprocessing</text:p>
      <text:list xml:id="list1729866437" text:style-name="L13">
        <text:list-header>
          <text:p text:style-name="P75"/>
        </text:list-header>
        <text:list-item>
          <text:p text:style-name="P75">Bilder wurden konvertiert,</text:p>
        </text:list-item>
        <text:list-item>
          <text:p text:style-name="P75">Dummies entfernt</text:p>
        </text:list-item>
        <text:list-item>
          <text:p text:style-name="P75">zu 4D niftis zusammengefügt</text:p>
        </text:list-item>
        <text:list-item>
          <text:p text:style-name="P75">und anschauen können wir sie auch schon</text:p>
        </text:list-item>
      </text:list>
      <text:p text:style-name="P29"/>
      <text:p text:style-name="P2">Preprocessing</text:p>
      <text:p text:style-name="P3"/>
      <text:p text:style-name="P12">Einleitende Worte</text:p>
      <text:p text:style-name="P12"/>
      <text:list xml:id="list258741338" text:style-name="L14">
        <text:list-item>
          <text:p text:style-name="P76">Warum?</text:p>
          <text:list>
            <text:list-item>
              <text:p text:style-name="P76">Schichten werden zu verschiedenen Zeitpunkten aufgenommen</text:p>
            </text:list-item>
            <text:list-item>
              <text:p text:style-name="P76">Probanden bewegen sich</text:p>
            </text:list-item>
            <text:list-item>
              <text:p text:style-name="P76">Probanden haben kein Standardgehirn</text:p>
            </text:list-item>
            <text:list-item>
              <text:p text:style-name="P76">Es gibt Messfehler und Feldinhomogenitäten</text:p>
            </text:list-item>
          </text:list>
        </text:list-item>
        <text:list-item>
          <text:p text:style-name="P76">Wir probieren dafür zu sorgen, dass die Daten so aussehen, als sei all das erfüllt.</text:p>
        </text:list-item>
        <text:list-item>
          <text:p text:style-name="P76">Klassische Reihenfolge: </text:p>
          <text:list>
            <text:list-item>
              <text:p text:style-name="P76">Slice Timing (Korrigieren für Zeitversatz zwischen Schichten)</text:p>
            </text:list-item>
            <text:list-item>
              <text:p text:style-name="P76">Realignment (Korrigieren für Bewegung während der Session)</text:p>
            </text:list-item>
            <text:list-item>
              <text:p text:style-name="P76">Coregistration (dafür sorgen, dass EPIs und T1 Bild im gleichen Raum sind)</text:p>
            </text:list-item>
            <text:list-item>
              <text:p text:style-name="P76">Normalization (Gehirnunikat zu Standardgehirn morphen)</text:p>
            </text:list-item>
            <text:list-item>
              <text:p text:style-name="P76">Smoothen (Messfehler teilweise minimieren)</text:p>
            </text:list-item>
          </text:list>
        </text:list-item>
        <text:list-item>
          <text:p text:style-name="P76">Andere Reihenfolgen auch möglich und cool + normal</text:p>
        </text:list-item>
        <text:list-item>
          <text:p text:style-name="P76">Z.B. erst firstlevel rechnen und <text:span text:style-name="T6">beta-Images smoothen und normalisieren</text:span></text:p>
        </text:list-item>
      </text:list>
      <text:p text:style-name="P29"/>
      <text:p text:style-name="P29"/>
      <text:p text:style-name="P13">Estimate vs. Reslice vs. Estimate &amp; Reslice</text:p>
      <text:p text:style-name="P13"/>
      <text:list xml:id="list1254204034" text:style-name="L15">
        <text:list-item>
          <text:p text:style-name="P77">Bei einigen Schritten kann man entweder Bilder neu schreiben oder die Transformationsparameter in den header <text:span text:style-name="T7">schreiben</text:span></text:p>
        </text:list-item>
        <text:list-item>
          <text:p text:style-name="P78">Neu Schreiben verbraucht Speicherplatz und führt Interpolationsfehler ein, daher lieber in den header und so selten wie möglich neu schreiben</text:p>
        </text:list-item>
      </text:list>
      <text:p text:style-name="P30"/>
      <text:p text:style-name="P14">Präfixe</text:p>
      <text:p text:style-name="P14"/>
      <text:list xml:id="list304798459" text:style-name="L16">
        <text:list-item>
          <text:p text:style-name="P79">Preprocessing-Schritte fügen neu geschriebenen Dateien Präfixe zu</text:p>
        </text:list-item>
        <text:list-item>
          <text:p text:style-name="P79">Aus Präfixen kann man nachvollziehen, welche Schritte schon gelaufen sind</text:p>
        </text:list-item>
        <text:list-item>
          <text:p text:style-name="P79">a – slice timing</text:p>
        </text:list-item>
        <text:list-item>
          <text:p text:style-name="P79">r – Realignment oder Korregistrierung</text:p>
        </text:list-item>
        <text:list-item>
          <text:p text:style-name="P79">u – unwarped</text:p>
        </text:list-item>
        <text:list-item>
          <text:p text:style-name="P79">w – warped</text:p>
        </text:list-item>
        <text:list-item>
          <text:p text:style-name="P79">s – smoothed</text:p>
        </text:list-item>
      </text:list>
      <text:p text:style-name="P30"/>
      <text:p text:style-name="P30"/>
      <text:p text:style-name="P14">Slice Timing</text:p>
      <text:p text:style-name="P14"/>
      <text:p text:style-name="P31">Hintergrund</text:p>
      <text:p text:style-name="P14"/>
      <text:list xml:id="list1545777518" text:style-name="L17">
        <text:list-item>
          <text:p text:style-name="P80">EPI Schichten werden nacheinander aufgenommen, nicht zum selben Zeitpunkt. Schichten eines Volumens sind also phasenverschoben</text:p>
        </text:list-item>
        <text:list-item>
          <text:p text:style-name="P80">Korrekturidee: </text:p>
          <text:list>
            <text:list-item>
              <text:p text:style-name="P80"><text:soft-page-break/>Fourier-Transformation</text:p>
            </text:list-item>
            <text:list-item>
              <text:p text:style-name="P80">Phasenverschiebung</text:p>
            </text:list-item>
            <text:list-item>
              <text:p text:style-name="P80">inverse Fouriertransformation</text:p>
            </text:list-item>
          </text:list>
        </text:list-item>
        <text:list-item>
          <text:p text:style-name="P80">Mit jeder Session einzeln, weil das kein kontinuierliches Signal ist über Sessions hinweg</text:p>
        </text:list-item>
        <text:list-item>
          <text:p text:style-name="P81">Etwas umstritten: Besonders nötig bei großen TRs, wo man damit auch den größten Fehler einführt</text:p>
        </text:list-item>
        <text:list-item>
          <text:p text:style-name="P81">Bei Event-Related Designs wichtiger als bei Block Designs</text:p>
        </text:list-item>
      </text:list>
      <text:p text:style-name="P31"/>
      <text:p text:style-name="P31">Im Batch Editor:</text:p>
      <text:p text:style-name="P31"/>
      <text:list xml:id="list665333122" text:style-name="L18">
        <text:list-item>
          <text:p text:style-name="P82">SPM → Temporal → Slice Timing</text:p>
        </text:list-item>
        <text:list-item>
          <text:p text:style-name="P82">Jede Session wird neu angelegt (New: Session)</text:p>
        </text:list-item>
        <text:list-item>
          <text:p text:style-name="P82">Dann je die passenden Scans auswählen (Frames: inf) nicht vergessen</text:p>
        </text:list-item>
        <text:list-item>
          <text:p text:style-name="P83">Infos von MTAs oder aus DICOM Header oder aus Display</text:p>
        </text:list-item>
        <text:list-item>
          <text:p text:style-name="P83">Infos für unsere Daten:</text:p>
          <text:list>
            <text:list-item>
              <text:p text:style-name="P83">48 Slices</text:p>
            </text:list-item>
            <text:list-item>
              <text:p text:style-name="P83">TR: 2.87s</text:p>
            </text:list-item>
            <text:list-item>
              <text:p text:style-name="P83">Order: Descending</text:p>
            </text:list-item>
            <text:list-item>
              <text:p text:style-name="P84">Reference Slice</text:p>
            </text:list-item>
          </text:list>
        </text:list-item>
      </text:list>
      <text:p text:style-name="P32"/>
      <text:p text:style-name="P32">Im Skript:</text:p>
      <text:p text:style-name="P32"/>
      <text:list xml:id="list2051786051" text:style-name="L19">
        <text:list-item>
          <text:p text:style-name="P85">Entgegen der üblichen best practice würde ich TR, Anzahl und Abfolge der Schichten hardcoden</text:p>
        </text:list-item>
        <text:list-item>
          <text:p text:style-name="P85">‘ExtFPList’ statt ‘FPList’ in spm_select für alle frames</text:p>
        </text:list-item>
        <text:list-item>
          <text:p text:style-name="P85">Ansonsten das Gleiche wie immer: View .m Code kopieren und ein Skript drumherum basteln</text:p>
        </text:list-item>
      </text:list>
      <text:p text:style-name="P32"/>
      <text:p text:style-name="P34">Anschließend hat man neue Bilder mit a Präfix</text:p>
      <text:p text:style-name="P32"/>
      <text:p text:style-name="P32"/>
      <text:p text:style-name="P32"><text:span text:style-name="T9">R</text:span><text:span text:style-name="T8">ealignment</text:span></text:p>
      <text:p text:style-name="P19"/>
      <text:p text:style-name="P32">Hintergrund</text:p>
      <text:p text:style-name="P32"/>
      <text:list xml:id="list3182479479" text:style-name="L20">
        <text:list-item>
          <text:p text:style-name="P86">Probanden bewegen sich, was zu falsch positiven Aktivierungen an den Rändern führt (größte Kontrast)</text:p>
        </text:list-item>
        <text:list-item>
          <text:p text:style-name="P86">Bewegung zufällig <text:span text:style-name="T10">(Einfluss auf Signal-to-Noise-Ratio) </text:span>oder Stimulus-korreliert <text:span text:style-name="T10">(dann potentiell echt problematisch weil es falsche “Stimulus-Effekte” erzeugen kann</text:span></text:p>
        </text:list-item>
        <text:list-item>
          <text:p text:style-name="P87">Zwei Varianten: “Normales” realignment oder realignment &amp; Unwarp</text:p>
        </text:list-item>
        <text:list-item>
          <text:p text:style-name="P89">Realignment richtet alle Bilder nach einem Referenzbild neu aus</text:p>
        </text:list-item>
        <text:list-item>
          <text:p text:style-name="P89">Es geht also nur darum, dass die Bilder relativ zueinander nicht verschoben sind</text:p>
        </text:list-item>
        <text:list-item>
          <text:p text:style-name="P89">Alle Bilder werden auf das erste Bild der ersten Session ODER das mean EPI ausgerichtet</text:p>
        </text:list-item>
        <text:list-item>
          <text:p text:style-name="P89"><text:soft-page-break/>Parameter für Festkörper-Transformation werden geschätzt (Verschiebung und Rotation in x,y,z-Achse, also 6 Parameter)</text:p>
        </text:list-item>
      </text:list>
      <text:p text:style-name="P33"/>
      <text:p text:style-name="P34">Kurzes Intermezzo zu Realign &amp; Unwarp:</text:p>
      <text:p text:style-name="P34"/>
      <text:list xml:id="list902093757" text:style-name="L21">
        <text:list-item>
          <text:p text:style-name="P88">Versucht Feldinhomogenitäten auszugleichen, die durch Kopf entstehen</text:p>
        </text:list-item>
        <text:list-item>
          <text:p text:style-name="P88">Kann verbessert werden mit fieldmap (Messung des Magnetfeldes)</text:p>
        </text:list-item>
        <text:list-item>
          <text:p text:style-name="P88">Besonders relevant an Grenze Gewebe/Luft wegen größter Inhomogenität: also z.b. Amygdala oder OFC</text:p>
        </text:list-item>
        <text:list-item>
          <text:p text:style-name="P88">Besser bei stimuluskorrelierten Bewegungen, weil Bewegungsartefakte vom Magnetfeld abhängen, aber echte Aktivität nicht</text:p>
        </text:list-item>
        <text:list-item>
          <text:p text:style-name="P88">Wir machen hier normales Realignment</text:p>
        </text:list-item>
      </text:list>
      <text:p text:style-name="P33"/>
      <text:p text:style-name="P35">Zur Versinnbildlichung Video abspielen</text:p>
      <text:p text:style-name="P35"/>
      <text:p text:style-name="P33">Im Batch Editor:</text:p>
      <text:p text:style-name="P29"/>
      <text:list xml:id="list3444439737" text:style-name="L22">
        <text:list-item>
          <text:p text:style-name="P90">SPM → Spatial → Realign → Realign:Estimate <text:span text:style-name="T11">&amp; Reslice</text:span></text:p>
        </text:list-item>
        <text:list-item>
          <text:p text:style-name="P90">Wir schreiben die Bilder erst wieder bei der Normalisierung raus, <text:span text:style-name="T12">aber nutzen die &amp; Reslice Option um das mean EPI zu schreiben</text:span></text:p>
        </text:list-item>
        <text:list-item>
          <text:p text:style-name="P90">Data: eine neue Session pro Run, dann mit ^a Filter und inf Frames alle Frames von slice timing korrigierten Bildern rausschreiben</text:p>
        </text:list-item>
        <text:list-item>
          <text:p text:style-name="P90">Quality und Separation beides speed-accuracy trade-offs. Die defaults sind okay</text:p>
        </text:list-item>
        <text:list-item>
          <text:p text:style-name="P90">Smoothing nur für Berechnung, die Daten werden nicht wirklich gesmoothed</text:p>
        </text:list-item>
        <text:list-item>
          <text:p text:style-name="P90">Num passes: Register to mean. D.h. erst wird auf erstes EPI ausgerichtet und in einem zweiten Schritt werden alle auf das mean EPI ausgerichtet, dass man aus den first pass Bildern berechnet</text:p>
        </text:list-item>
        <text:list-item>
          <text:p text:style-name="P90">Weighting: NIFTI mit dem man z.B. frontale Bereiche mehr gewichtet kann</text:p>
        </text:list-item>
        <text:list-item>
          <text:p text:style-name="P91">Resliced images: mean image only</text:p>
        </text:list-item>
      </text:list>
      <text:p text:style-name="P29"/>
      <text:p text:style-name="P36">Skript:</text:p>
      <text:p text:style-name="P36"/>
      <text:list xml:id="list3262279455" text:style-name="L23">
        <text:list-item>
          <text:p text:style-name="P92">Show .m Code → Select all → copy und fix ein Skript gebastelt</text:p>
        </text:list-item>
      </text:list>
      <text:p text:style-name="P36"/>
      <text:p text:style-name="P36"/>
      <text:p text:style-name="P15">Reihenfolge Slice Timing und Realignment</text:p>
      <text:p text:style-name="P15"/>
      <text:list xml:id="list315328115" text:style-name="L24">
        <text:list-item>
          <text:p text:style-name="P93">Das zuerst was größeren Fehler hat: </text:p>
        </text:list-item>
        <text:list-item>
          <text:p text:style-name="P93">Viel Bewegung? → Zuerst Realignment</text:p>
        </text:list-item>
        <text:list-item>
          <text:p text:style-name="P93">Große TR? → Zuerst Slice Timing</text:p>
        </text:list-item>
        <text:list-item>
          <text:p text:style-name="P93">Beides Vor- und Nachteile</text:p>
        </text:list-item>
      </text:list>
      <text:p text:style-name="P36"/>
      <text:p text:style-name="P36"/>
      <text:p text:style-name="P36"/>
      <text:p text:style-name="P36"/>
      <text:p text:style-name="P36"/>
      <text:p text:style-name="P15"><text:soft-page-break/>Coregistration</text:p>
      <text:p text:style-name="P15"/>
      <text:p text:style-name="P37">Hintergrund</text:p>
      <text:p text:style-name="P37"/>
      <text:list xml:id="list3354532198" text:style-name="L25">
        <text:list-item>
          <text:p text:style-name="P94">T1 und EPI müssen zusammengebracht werden. </text:p>
        </text:list-item>
        <text:list-item>
          <text:p text:style-name="P94">Sozusagen Realignment zwischen Modalitäten mit anderer loss function</text:p>
        </text:list-item>
        <text:list-item>
          <text:p text:style-name="P94">Entweder alle EPIs auf T1 ausrichten oder T1 auf erstes oder mean EPI ausrichten</text:p>
          <text:p text:style-name="P94"/>
        </text:list-item>
      </text:list>
      <text:p text:style-name="P37">Vorher mit Check Reg das Problem zeigen</text:p>
      <text:p text:style-name="P37"/>
      <text:p text:style-name="P37">Im Batch Editor:</text:p>
      <text:p text:style-name="P37"/>
      <text:list xml:id="list757347284" text:style-name="L26">
        <text:list-item>
          <text:p text:style-name="P95">SPM → Spatial → Coregister → Coregister:Estimate (nicht neu schreiben)</text:p>
        </text:list-item>
        <text:list-item>
          <text:p text:style-name="P95">Reference image: das Bild das unverändert bleibt. Wir nehmen das mean EPI</text:p>
        </text:list-item>
        <text:list-item>
          <text:p text:style-name="P95">Source Image: Das Bild, das gedreht wird</text:p>
        </text:list-item>
        <text:list-item>
          <text:p text:style-name="P95">Default Werte für den Rest</text:p>
        </text:list-item>
      </text:list>
      <text:p text:style-name="P37"/>
      <text:p text:style-name="P37">Der Weg zum Skript ist der übliche. Anschließend mit Check Reg zeigen, dass es besser ist.</text:p>
      <text:p text:style-name="P37"/>
      <text:p text:style-name="P37"/>
      <text:p text:style-name="P16">Normalization</text:p>
      <text:p text:style-name="P16"/>
      <text:p text:style-name="P38">Hintergrund</text:p>
      <text:p text:style-name="P38"/>
      <text:list xml:id="list2276585116" text:style-name="L27">
        <text:list-item>
          <text:p text:style-name="P96">Gehirne kommen unglücklicherweise nicht nur in einer Standardausführung. Jedes Gehirn ist anders</text:p>
        </text:list-item>
        <text:list-item>
          <text:p text:style-name="P96">Für Gruppenlevelanalyse müssen aber alle Gehirne im gleichen Raum sein</text:p>
        </text:list-item>
        <text:list-item>
          <text:p text:style-name="P96">Normlisierung ist der Versuch zu zeigen, wie ein Gehirn aussähe, wenn es dem Standardgehirn entspräche</text:p>
        </text:list-item>
        <text:list-item>
          <text:p text:style-name="P96">Das Standardgehirn wird durch das NMI-Template definiert</text:p>
        </text:list-item>
        <text:list-item>
          <text:p text:style-name="P96">2 Schritte:</text:p>
          <text:list>
            <text:list-item>
              <text:p text:style-name="P96">Affine Transformation: Verschiebung, Rotation, Skalierung und Scherung</text:p>
            </text:list-item>
            <text:list-item>
              <text:p text:style-name="P96">nicht-linear: sogenanntes Warping</text:p>
            </text:list-item>
          </text:list>
        </text:list-item>
        <text:list-item>
          <text:p text:style-name="P96">Läuft über Segmentierung des T1-images oder des mean EPIs</text:p>
        </text:list-item>
        <text:list-item>
          <text:p text:style-name="P97">Segmentierung nicht rausgeschrieben, <text:span text:style-name="T13">kann bei Bedarf aber auch gemacht werden</text:span></text:p>
        </text:list-item>
      </text:list>
      <text:p text:style-name="P39"/>
      <text:p text:style-name="P40">Im Batch Editor:</text:p>
      <text:p text:style-name="P40"/>
      <text:list xml:id="list190234116403798" text:continue-numbering="true" text:style-name="L27">
        <text:list-item>
          <text:p text:style-name="P98">SPM → Spatial <text:s/>→ Normalise → Normalise:Estimate &amp; Rewrite</text:p>
        </text:list-item>
        <text:list-item>
          <text:p text:style-name="P98">Data → New Subject</text:p>
        </text:list-item>
        <text:list-item>
          <text:p text:style-name="P98">Image to Align: Das Bild, das wir nutzen um die Transformation zu berechnen. In unserem Fall das T1-Bild.</text:p>
        </text:list-item>
        <text:list-item>
          <text:p text:style-name="P98"><text:soft-page-break/>Images to Write: Alle Bilder auf die die Transformation angewandt werden soll. </text:p>
        </text:list-item>
        <text:list-item>
          <text:p text:style-name="P98">Tissue probability map: Default, hier ist a priori Information gespeichert, welches Gewebe wo zu erwarten ist</text:p>
        </text:list-item>
        <text:list-item>
          <text:p text:style-name="P98">Für den Rest ist der Default auch okay</text:p>
        </text:list-item>
      </text:list>
      <text:p text:style-name="P40"/>
      <text:p text:style-name="P40"/>
      <text:p text:style-name="P17"/>
      <text:p text:style-name="P18">Smoothing</text:p>
      <text:p text:style-name="P18"/>
      <text:p text:style-name="P42">Hintergrund</text:p>
      <text:p text:style-name="P42"/>
      <text:list xml:id="list3675645022" text:style-name="L28">
        <text:list-item>
          <text:p text:style-name="P99">Reduktion und Gleichverteilung der Fehler, was Voraussetzung für statistische Tests und Korrektur für multiple Vergleice nach Gaussian Random Field Theorie ist</text:p>
        </text:list-item>
        <text:list-item>
          <text:p text:style-name="P100">Zufällige Fehler werden minimiert, weil BOLD Signal räumlich mehr ausgebreitet ist als Messfehler</text:p>
        </text:list-item>
        <text:list-item>
          <text:p text:style-name="P100">Verschmierung der Anatomie um potentielle Fehler bei Normalisierung auszugleichen</text:p>
        </text:list-item>
      </text:list>
      <text:p text:style-name="P43"/>
      <text:p text:style-name="P43">Batch Editor:</text:p>
      <text:p text:style-name="P43"/>
      <text:list xml:id="list591263613" text:style-name="L29">
        <text:list-item>
          <text:p text:style-name="P101">SPM → Spatial → Smooth</text:p>
        </text:list-item>
        <text:list-item>
          <text:p text:style-name="P101">Auswahl aller Bilder (‘^wa.*’, also die normalisierten Bilder)</text:p>
        </text:list-item>
        <text:list-item>
          <text:p text:style-name="P101">FWHM (Full Width Half Maximum, also die Breite der Normalverteilung auf halber Höhe bis zum peak)</text:p>
          <text:list>
            <text:list-item>
              <text:p text:style-name="P101">Empfehlung für Einzelanalyse: 2x Voxel size</text:p>
            </text:list-item>
            <text:list-item>
              <text:p text:style-name="P101">Empfehlung für Gruppenanalyse: 2-3x Voxel size</text:p>
            </text:list-item>
            <text:list-item>
              <text:p text:style-name="P101">Strukturabhängig: Wenn großes Interesse an zb BNST oder Amygdala besteht, lieber kleiner (Matched filter theorem)</text:p>
            </text:list-item>
            <text:list-item>
              <text:p text:style-name="P102">Unsere Daten sind 2x2x2 mm, also nehmen wir 4-6 mm</text:p>
            </text:list-item>
          </text:list>
        </text:list-item>
        <text:list-item>
          <text:p text:style-name="P101">Defaults für den Rest sind okay!</text:p>
        </text:list-item>
      </text:list>
      <text:p text:style-name="P17"/>
      <text:p text:style-name="P17"/>
      <text:p text:style-name="P17">Recap Preprocessing:</text:p>
      <text:p text:style-name="P17"/>
      <text:p text:style-name="P41">Wir haben Daten</text:p>
      <text:p text:style-name="P41"/>
      <text:list xml:id="list2674671071" text:style-name="L30">
        <text:list-item>
          <text:p text:style-name="P103">um zeitlichen Versatz korrigiert (slice timing correction)</text:p>
        </text:list-item>
        <text:list-item>
          <text:p text:style-name="P103">um Bewegungen bereinigt (realignment)</text:p>
        </text:list-item>
        <text:list-item>
          <text:p text:style-name="P103">within-subject in den gleichen Raum gebracht (coregistration) um dann</text:p>
        </text:list-item>
        <text:list-item>
          <text:p text:style-name="P103">between-subject alle Hirne zu standardisieren (normalization)</text:p>
        </text:list-item>
      </text:list>
      <text:p text:style-name="P41"/>
      <text:p text:style-name="P41">Mit den rausgeschriebenen niftis können wir jetzt zuerst auf single-subject Ebene die firstlevel und dann auf Gruppenebene die secondlevel rechnen.</text:p>
      <text:p text:style-name="P41"/>
      <text:p text:style-name="P41"/>
      <text:p text:style-name="P41"/>
      <text:p text:style-name="P4"><text:soft-page-break/>Firstlevel</text:p>
      <text:p text:style-name="P4"/>
      <text:p text:style-name="P44">Hintergrund:</text:p>
      <text:p text:style-name="P44"/>
      <text:list xml:id="list4246502973" text:style-name="L31">
        <text:list-item>
          <text:p text:style-name="P104">EPIs sind Zeitreihen anBOLD Signal pro Voxel</text:p>
        </text:list-item>
        <text:list-item>
          <text:p text:style-name="P104">Wir probieren diese Zeitreihen mit einem GLM zu erklären</text:p>
        </text:list-item>
        <text:list-item>
          <text:p text:style-name="P104">Dies geschieht auf single subject Ebene und das Resultat sind beta images, die uns sagen in welchem Voxel welcher Regressor welchen Einfluss auf die Zeitreihe hat</text:p>
        </text:list-item>
        <text:list-item>
          <text:p text:style-name="P65">Block vs. Event-related Designs</text:p>
        </text:list-item>
        <text:list-item>
          <text:p text:style-name="P65">Betas zwischen Designs nicht vergleichbar, hängt von Stimulusdauer ab</text:p>
        </text:list-item>
      </text:list>
      <text:p text:style-name="P44"/>
      <text:p text:style-name="P44"/>
      <text:p text:style-name="P45">Im Kurs:</text:p>
      <text:p text:style-name="P45"/>
      <text:list xml:id="list1295848105" text:style-name="L32">
        <text:list-item>
          <text:p text:style-name="P66">Aus Datenschutzgründen dürfen wir die Originaldaten nicht teilen</text:p>
        </text:list-item>
        <text:list-item>
          <text:p text:style-name="P66">First_Level Ordner beinhaltet vorverarbeitete Daten von Rose et al. (2005), Cerebral Cortex</text:p>
        </text:list-item>
        <text:list-item>
          <text:p text:style-name="P66">2 Faktoren WM x Visibility (2x5)</text:p>
        </text:list-item>
        <text:list-item>
          <text:p text:style-name="P66">Visibility: Verschieden verrauschte Bilder</text:p>
        </text:list-item>
        <text:list-item>
          <text:p text:style-name="P66">Working Memory: Buchstaben auf Bilder, 1-back vs. 2-back task</text:p>
        </text:list-item>
        <text:list-item>
          <text:p text:style-name="P66">Blockdesign, je 20s eine Bedingung</text:p>
        </text:list-item>
        <text:list-item>
          <text:p text:style-name="P66">3 Sessions, jede Bedingung pro Session 2x</text:p>
        </text:list-item>
      </text:list>
      <text:p text:style-name="P45"/>
      <text:p text:style-name="P45">Log-Datei und Onsets</text:p>
      <text:p text:style-name="P45"/>
      <text:list xml:id="list2108791475" text:style-name="L33">
        <text:list-item>
          <text:p text:style-name="P67">Onsets von Stimuli müssen relativ zum Scanbeginn gelogt sein</text:p>
        </text:list-item>
        <text:list-item>
          <text:p text:style-name="P67">Sonst kann man keine Designmatrix erstellen</text:p>
        </text:list-item>
        <text:list-item>
          <text:p text:style-name="P67">Genaue Onsets noch wichtiger bei event related Designs</text:p>
        </text:list-item>
        <text:list-item>
          <text:p text:style-name="P105">Anschauen in MATLAB</text:p>
        </text:list-item>
      </text:list>
      <text:p text:style-name="P46"/>
      <text:p text:style-name="P46">Design erstellen in <text:span text:style-name="T14">Batch Editor</text:span></text:p>
      <text:p text:style-name="P46"/>
      <text:list xml:id="list2193042725" text:style-name="L34">
        <text:list-item>
          <text:p text:style-name="P106">Entweder einzelne Conditions klicken oder</text:p>
        </text:list-item>
        <text:list-item>
          <text:p text:style-name="P106">Multicondition file</text:p>
        </text:list-item>
        <text:list-item>
          <text:p text:style-name="P106">Realistisch wenn überhaupt die zweite Variante</text:p>
        </text:list-item>
        <text:list-item>
          <text:p text:style-name="P106">Besser: Im Batch Editor 1-2 conditions klicken und dann ein Skript aus dem ausgebenen Code basteln</text:p>
        </text:list-item>
      </text:list>
      <text:p text:style-name="P47"/>
      <text:p text:style-name="P47">Batch Editor, <text:span text:style-name="T15">allgemeiner Teil</text:span></text:p>
      <text:p text:style-name="P47"/>
      <text:list xml:id="list3493190058" text:style-name="L35">
        <text:list-item>
          <text:p text:style-name="P107">SPM → Stats → fMRI model specification</text:p>
        </text:list-item>
        <text:list-item>
          <text:p text:style-name="P108">Directory: Output-Ordner, muss vorher erstellt werden (bzw. Automatisch beim skripten)</text:p>
        </text:list-item>
        <text:list-item>
          <text:p text:style-name="P108">Units: Scans, Seconds geht auch, aber onsets liegen als Scans vor</text:p>
        </text:list-item>
        <text:list-item>
          <text:p text:style-name="P108">Interscan Interval (TR): In dem Fall 2.6 s</text:p>
        </text:list-item>
        <text:list-item>
          <text:p text:style-name="P108">Microtime resolution: SPM faket intern höhere zeitliche Auflösung, entspricht am besten den Anzahl slices</text:p>
        </text:list-item>
        <text:list-item>
          <text:p text:style-name="P108"><text:soft-page-break/>Microtime Onset: Referenz-bin für zeitliche Auflösung. Entspricht der Referenz-Slice von slice timing correction (also 24)</text:p>
        </text:list-item>
        <text:list-item>
          <text:p text:style-name="P108">Data &amp; Designs: 3x für 3 Sessions, wir sind innerhalb eines Subjects</text:p>
        </text:list-item>
        <text:list-item>
          <text:p text:style-name="P108">Scans pro Session auswählen: ‘^swa.*’</text:p>
        </text:list-item>
        <text:list-item>
          <text:p text:style-name="P108">Conditions/Multiple conditions ignorieren</text:p>
        </text:list-item>
        <text:list-item>
          <text:p text:style-name="P108">Regressors/Multiple Regressors: Störvariables, diese werden nicht mit der HRF gefaltet</text:p>
        </text:list-item>
        <text:list-item>
          <text:p text:style-name="P109">Multiple Regressors können als matrix eingegeben werden, wie z.B. rp_*.txt</text:p>
        </text:list-item>
        <text:list-item>
          <text:p text:style-name="P109">High pass Filter kann bleiben. Holt langsame Schwingungen raus, die nicht BOLD sein können</text:p>
        </text:list-item>
        <text:list-item>
          <text:p text:style-name="P109">Factorial Design: automatische Kontraste, bringt uns nichts</text:p>
        </text:list-item>
        <text:list-item>
          <text:p text:style-name="P109">Basis Functions: Default ist okay, notwendig weil wir probieren BOLD Signal zu erklären</text:p>
        </text:list-item>
      </text:list>
      <text:p text:style-name="P48"/>
      <text:p text:style-name="P49">Entweder mit multicond laufen lassen oder ein paar conditions klicken und dann als Skript aufstellen</text:p>
      <text:p text:style-name="P49"/>
      <text:p text:style-name="P49">Review</text:p>
      <text:list xml:id="list820236625" text:style-name="L36">
        <text:list-item>
          <text:p text:style-name="P110">Design Matrix erklären und Orthogonalität anschauen</text:p>
        </text:list-item>
      </text:list>
      <text:p text:style-name="P49"/>
      <text:p text:style-name="P50">Design schätzen ist selbsterklärend, Batch → <text:s/>Code</text:p>
      <text:p text:style-name="P50"/>
      <text:p text:style-name="P50"/>
      <text:p text:style-name="P20">Kontrastdefinition</text:p>
      <text:p text:style-name="P20"/>
      <text:p text:style-name="P20"/>
      <text:list xml:id="list677769695" text:style-name="L37">
        <text:list-item>
          <text:p text:style-name="P111">Hypothesentestung über Kontraste</text:p>
        </text:list-item>
        <text:list-item>
          <text:p text:style-name="P111">Kontraste sind Linearkombinationen von Parameterschätzungen</text:p>
        </text:list-item>
        <text:list-item>
          <text:p text:style-name="P111">3 Möglichkeiten</text:p>
          <text:list>
            <text:list-item>
              <text:p text:style-name="P111">Batch Editor</text:p>
            </text:list-item>
            <text:list-item>
              <text:p text:style-name="P111">Results → Define New Contrast</text:p>
            </text:list-item>
            <text:list-item>
              <text:p text:style-name="P112">Skript basierend auf Batch Editor</text:p>
            </text:list-item>
          </text:list>
        </text:list-item>
      </text:list>
      <text:p text:style-name="P51"/>
      <text:p text:style-name="P52">Didaktisches Vorgehen:</text:p>
      <text:list xml:id="list1349758903" text:style-name="L38">
        <text:list-item>
          <text:p text:style-name="P113">Erst SPM.mat als Result öffnen und eff_of_int erstellen</text:p>
        </text:list-item>
        <text:list-item>
          <text:p text:style-name="P113">Dann gleichen Kontrast im Batch Editor</text:p>
        </text:list-item>
        <text:list-item>
          <text:p text:style-name="P113">Dann mit .m-Code Skript für alle Kontraste basteln</text:p>
        </text:list-item>
      </text:list>
      <text:p text:style-name="P52"/>
      <text:p text:style-name="P115">SPM.mat als Result</text:p>
      <text:p text:style-name="P115"/>
      <text:list xml:id="list273031647" text:style-name="L39">
        <text:list-item>
          <text:p text:style-name="P116">Kontrast definieren, “eff_of_int”, repmat([eye(10), zeros(10, 6)], 1, 3)</text:p>
        </text:list-item>
        <text:list-item>
          <text:p text:style-name="P116">Aufmachen</text:p>
          <text:list>
            <text:list-item>
              <text:p text:style-name="P116">apply masking: nein, <text:span text:style-name="T16">ist auch nur kosmetisch</text:span></text:p>
            </text:list-item>
            <text:list-item>
              <text:p text:style-name="P117">correction: FWE oder keine. FWE für berichtete Ergebnisse, keine für explorativ</text:p>
            </text:list-item>
            <text:list-item>
              <text:p text:style-name="P117">Threshold: FWE üblich .05, uncorrected .001</text:p>
            </text:list-item>
          </text:list>
        </text:list-item>
        <text:list-item>
          <text:p text:style-name="P117">overlay section</text:p>
        </text:list-item>
        <text:list-item>
          <text:p text:style-name="P116"><text:soft-page-break/>Section kopieren in spm_kurs_data, weil das sonst ewig dauert zu klicken</text:p>
        </text:list-item>
        <text:list-item>
          <text:p text:style-name="P117">results table als neues Fenster und erklären</text:p>
        </text:list-item>
        <text:list-item>
          <text:p text:style-name="P117">label anzeigen, atlanten erklären</text:p>
        </text:list-item>
        <text:list-item>
          <text:p text:style-name="P118">Change contrast, new contrast etc erklären</text:p>
        </text:list-item>
        <text:list-item>
          <text:p text:style-name="P118">SVC, whole brain, etc.</text:p>
        </text:list-item>
        <text:list-item>
          <text:p text:style-name="P118">Multivariate: z.b. um aus einer Region Zeitserie zu extrahieren</text:p>
        </text:list-item>
      </text:list>
      <text:p text:style-name="P119"/>
      <text:p text:style-name="P120">Weiteres Vorgehen Kontraste:</text:p>
      <text:p text:style-name="P120"/>
      <text:list xml:id="list419940559" text:style-name="L40">
        <text:list-item>
          <text:p text:style-name="P121">in Batch Editor eff_of_int basteln, .m-Code ausgeben und andere Kontraste skripten (eff_of_int, 2back &gt; 1back)</text:p>
        </text:list-item>
        <text:list-item>
          <text:p text:style-name="P121">Results wieder aufmachen</text:p>
        </text:list-item>
        <text:list-item>
          <text:p text:style-name="P121">Am Beispiel von 2back&gt;1back Results Table erklären</text:p>
        </text:list-item>
      </text:list>
      <text:p text:style-name="P120"/>
      <text:p text:style-name="P120"/>
      <text:p text:style-name="P139">Secondlevel</text:p>
      <text:p text:style-name="P139"/>
      <text:p text:style-name="P122">Hintergrund</text:p>
      <text:p text:style-name="P122"/>
      <text:list xml:id="list2909051006" text:style-name="L41">
        <text:list-item>
          <text:p text:style-name="P123">Gruppenlevel-Statistik über beta- oder con-images aus den firstlevel analysen</text:p>
        </text:list-item>
        <text:list-item>
          <text:p text:style-name="P123">In der Praxis (Kontrastdefinition und so) ähnlich wie firstlevel Analyse</text:p>
        </text:list-item>
        <text:list-item>
          <text:p text:style-name="P123">Ist das Level, aus dem Ergebnisse tatsächlich berichtet werden</text:p>
        </text:list-item>
        <text:list-item>
          <text:p text:style-name="P123">2 Optionen für’s Vorgehen</text:p>
          <text:list>
            <text:list-item>
              <text:p text:style-name="P123">Alle Kontraste auf firstlevel rechnen und Secondlevel nur Gruppenstatistik über Kontraste (one-sample t-test)</text:p>
            </text:list-item>
            <text:list-item>
              <text:p text:style-name="P123">Nur betas oder Kontraste über Sessions mit ins Secondlevel nehmen und interessierende Kontraste dort definieren</text:p>
            </text:list-item>
          </text:list>
        </text:list-item>
      </text:list>
      <text:p text:style-name="P122"/>
      <text:p text:style-name="P126">Second_Level Ordner</text:p>
      <text:p text:style-name="P126"/>
      <text:list xml:id="list568425674" text:style-name="L43">
        <text:list-item>
          <text:p text:style-name="P127">Beispiele für beide Vorgehen</text:p>
        </text:list-item>
        <text:list-item>
          <text:p text:style-name="P127">ME_WM → Main effect working memory (2back &gt; 1back)</text:p>
          <text:list>
            <text:list-item>
              <text:p text:style-name="P127">also interessierender Kontrast bereits auf firstlevel definiert, wir rechnen nur einen t-Test der con-images gegen 0</text:p>
            </text:list-item>
          </text:list>
        </text:list-item>
        <text:list-item>
          <text:p text:style-name="P127">anovas → Regressoren über session collapsed</text:p>
          <text:list>
            <text:list-item>
              <text:p text:style-name="P127"><text:span text:style-name="T17">Interessierende </text:span>Kontraste werden <text:span text:style-name="T17">auf secondlevel definiert</text:span></text:p>
              <text:p text:style-name="P124"/>
            </text:list-item>
          </text:list>
        </text:list-item>
      </text:list>
      <text:p text:style-name="P122"><text:span text:style-name="T17">Beispiel One Sample T-Test: </text:span>Batch Editor</text:p>
      <text:p text:style-name="P122"/>
      <text:list xml:id="list148836036" text:style-name="L42">
        <text:list-item>
          <text:p text:style-name="P125">SPM → Stats → Factorial Design Specification</text:p>
        </text:list-item>
        <text:list-item>
          <text:p text:style-name="P128">Directory: Output Ordner, muss vorher erstellt werden</text:p>
        </text:list-item>
        <text:list-item>
          <text:p text:style-name="P128">Design: In unserem Fall One-Sample t-Test</text:p>
        </text:list-item>
        <text:list-item>
          <text:p text:style-name="P128">Scans: Auf secondlevel keine echten Scans, sondern beta- oder con-images. In unserem Fall ein con-image pro Proband</text:p>
        </text:list-item>
        <text:list-item>
          <text:p text:style-name="P128">Covariates:</text:p>
          <text:list>
            <text:list-item>
              <text:p text:style-name="P128"><text:s/>z.B. Alter, Geschlecht, Händigkeit, etc.</text:p>
            </text:list-item>
            <text:list-item>
              <text:p text:style-name="P128">erklärt Varianz ZWISCHEN beta- oder con-images</text:p>
            </text:list-item>
          </text:list>
        </text:list-item>
        <text:list-item>
          <text:p text:style-name="P128"><text:soft-page-break/>Masking</text:p>
          <text:list>
            <text:list-item>
              <text:p text:style-name="P128">Explicit mask würde Analyse auf bestimmtes Volumen beschränken</text:p>
            </text:list-item>
            <text:list-item>
              <text:p text:style-name="P128">Wir können stattdessen mit Maske small volume correction machen</text:p>
            </text:list-item>
            <text:list-item>
              <text:p text:style-name="P128">Sonst sind defaults okay</text:p>
            </text:list-item>
          </text:list>
        </text:list-item>
        <text:list-item>
          <text:p text:style-name="P128">Default für den Rest okay</text:p>
        </text:list-item>
        <text:list-item>
          <text:p text:style-name="P128">Entweder laufen lassen oder Skript basteln</text:p>
        </text:list-item>
      </text:list>
      <text:p text:style-name="P129"/>
      <text:p text:style-name="P129">Beispiel ANOVA: Batch Editor</text:p>
      <text:p text:style-name="P129"/>
      <text:list xml:id="list3844696639" text:style-name="L44">
        <text:list-item>
          <text:p text:style-name="P130">SPM → Stats → Factorial Design Specification</text:p>
        </text:list-item>
        <text:list-item>
          <text:p text:style-name="P130">Directory: Output Ordner, muss vorher erstellt werden</text:p>
        </text:list-item>
        <text:list-item>
          <text:p text:style-name="P130">Design: Flexible Factorial (mix aus within- und between-Subject Effekten), entspricht einer flexiblen Anova</text:p>
        </text:list-item>
        <text:list-item>
          <text:p text:style-name="P130">3 Faktoren definieren:</text:p>
          <text:list>
            <text:list-item>
              <text:p text:style-name="P130">“Subject”: Yes. Equal, No, No</text:p>
            </text:list-item>
            <text:list-item>
              <text:p text:style-name="P130">“Load”: No, Equal, No, No</text:p>
            </text:list-item>
            <text:list-item>
              <text:p text:style-name="P130">“Visibility”: No, Equal, No, No</text:p>
            </text:list-item>
          </text:list>
        </text:list-item>
        <text:list-item>
          <text:p text:style-name="P131">Specify Subjects or all Scans &amp; Factors: Subjects</text:p>
          <text:list>
            <text:list-item>
              <text:p text:style-name="P131">geht auch anders, aber wir machen’s so</text:p>
            </text:list-item>
            <text:list-item>
              <text:p text:style-name="P131">Subjects definieren</text:p>
            </text:list-item>
            <text:list-item>
              <text:p text:style-name="P131">Je Subject con images wählen und conditions definieren</text:p>
            </text:list-item>
          </text:list>
        </text:list-item>
        <text:list-item>
          <text:p text:style-name="P131">Main effects &amp; Interactions definieren um die Designmatrix zu erstellen</text:p>
          <text:list>
            <text:list-item>
              <text:p text:style-name="P131">Main effect: Subject(1), also intercept pro Proband</text:p>
            </text:list-item>
            <text:list-item>
              <text:p text:style-name="P131">Interaction: WM(2) * Vis(3), erstellt 10 Regressoren aus 2*5 Stufen</text:p>
            </text:list-item>
          </text:list>
        </text:list-item>
      </text:list>
      <text:p text:style-name="P132"/>
      <text:p text:style-name="P132">Wie immer, → .m-Code, skript basteln und ab dafür</text:p>
      <text:p text:style-name="P132"/>
      <text:p text:style-name="P132">Kontraste:</text:p>
      <text:list xml:id="list2772901522" text:style-name="L45">
        <text:list-item>
          <text:p text:style-name="P133">Kontraste sind ein bisschen schwieriger</text:p>
        </text:list-item>
        <text:list-item>
          <text:p text:style-name="P133">Main Effect Working memory: [-ones(1, 5), ones(1, 5)]</text:p>
        </text:list-item>
        <text:list-item>
          <text:p text:style-name="P133">Main Effect Visibility: [-2:2, -2:2]</text:p>
        </text:list-item>
        <text:list-item>
          <text:p text:style-name="P133">Interaction: elementwise product aus den beiden Main effekten</text:p>
        </text:list-item>
      </text:list>
      <text:p text:style-name="P132"/>
      <text:p text:style-name="P132"/>
      <text:p text:style-name="P136">Parametric Modulators</text:p>
      <text:p text:style-name="P136"/>
      <text:p text:style-name="P132">Falls noch Zeit ist</text:p>
      <text:p text:style-name="P132"/>
      <text:p text:style-name="P132">Hintergrund</text:p>
      <text:p text:style-name="P132"/>
      <text:list xml:id="list1597975596" text:style-name="L47">
        <text:list-item>
          <text:p text:style-name="P134">Statt mit differentiellen Kontrasten und getrennten Regressoren (wie<text:span text:style-name="T19"> 2:2) zu arbeiten, kann man Unterschiede in einem Regressor (gleiche Onsets) auch schon bei der GLM-Schätzung auf dem firstlevel berücksichtigen</text:span></text:p>
        </text:list-item>
        <text:list-item>
          <text:p text:style-name="P135"><text:span text:style-name="T19">Für </text:span><text:span text:style-name="T20">Demo siehe Skript</text:span></text:p>
        </text:list-item>
      </text:list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6T10:55:59.248131171</meta:creation-date>
    <dc:date>2021-09-20T19:02:33.130208504</dc:date>
    <meta:editing-duration>PT3H1M48S</meta:editing-duration>
    <meta:editing-cycles>6</meta:editing-cycles>
    <meta:generator>LibreOffice/7.2.0.4$Linux_X86_64 LibreOffice_project/20$Build-4</meta:generator>
    <meta:document-statistic meta:table-count="0" meta:image-count="0" meta:object-count="0" meta:page-count="13" meta:paragraph-count="359" meta:word-count="2746" meta:character-count="17576" meta:non-whitespace-character-count="15456"/>
  </office:meta>
</office:document-meta>
</file>